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9f2" officeooo:paragraph-rsid="0010e9f2"/>
    </style:style>
    <style:style style:name="P2" style:family="paragraph" style:parent-style-name="Standard">
      <style:paragraph-properties fo:text-align="center" style:justify-single-word="false"/>
      <style:text-properties officeooo:rsid="0010e9f2" officeooo:paragraph-rsid="0010e9f2"/>
    </style:style>
    <style:style style:name="P3" style:family="paragraph" style:parent-style-name="Standard" style:list-style-name="L1">
      <style:text-properties officeooo:rsid="0010e9f2" officeooo:paragraph-rsid="0010e9f2"/>
    </style:style>
    <style:style style:name="P4" style:family="paragraph" style:parent-style-name="Standard">
      <style:text-properties fo:font-style="italic" officeooo:rsid="0010e9f2" officeooo:paragraph-rsid="0010e9f2" style:font-style-asian="italic" style:font-style-complex="italic"/>
    </style:style>
    <style:style style:name="P5" style:family="paragraph" style:parent-style-name="Standard">
      <style:text-properties officeooo:rsid="00128e8d" officeooo:paragraph-rsid="00128e8d"/>
    </style:style>
    <style:style style:name="P6" style:family="paragraph" style:parent-style-name="Standard">
      <style:text-properties officeooo:rsid="00130168" officeooo:paragraph-rsid="00130168"/>
    </style:style>
    <style:style style:name="P7" style:family="paragraph" style:parent-style-name="Standard">
      <style:text-properties officeooo:rsid="0013dde0" officeooo:paragraph-rsid="0013dde0"/>
    </style:style>
    <style:style style:name="P8" style:family="paragraph" style:parent-style-name="Standard">
      <style:text-properties officeooo:rsid="0013dde0" officeooo:paragraph-rsid="00130168"/>
    </style:style>
    <style:style style:name="P9" style:family="paragraph" style:parent-style-name="Standard">
      <style:text-properties officeooo:rsid="00150e6e" officeooo:paragraph-rsid="0013dde0"/>
    </style:style>
    <style:style style:name="P10" style:family="paragraph" style:parent-style-name="Standard">
      <style:text-properties officeooo:rsid="00150e6e" officeooo:paragraph-rsid="00150e6e"/>
    </style:style>
    <style:style style:name="P11" style:family="paragraph" style:parent-style-name="Standard">
      <style:text-properties officeooo:rsid="00160dbc" officeooo:paragraph-rsid="00160dbc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28e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0e6e" style:font-weight-asian="bold" style:font-weight-complex="bold"/>
    </style:style>
    <style:style style:name="T4" style:family="text">
      <style:text-properties officeooo:rsid="00130168"/>
    </style:style>
    <style:style style:name="T5" style:family="text">
      <style:text-properties officeooo:rsid="0013dde0"/>
    </style:style>
    <style:style style:name="T6" style:family="text">
      <style:text-properties officeooo:rsid="00150e6e"/>
    </style:style>
    <style:style style:name="T7" style:family="text">
      <style:text-properties fo:font-style="italic" officeooo:rsid="0013dde0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50e6e"/>
    </style:style>
    <style:style style:name="T11" style:family="text">
      <style:text-properties officeooo:rsid="00160d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nchroni<text:span text:style-name="T6">z</text:span>ability and Cosynchroni<text:span text:style-name="T6">z</text:span>ability</text:p>
      <text:p text:style-name="P2">by Sven Nilsen, 2021</text:p>
      <text:p text:style-name="P1"/>
      <text:p text:style-name="P4">In this paper I introduce <text:span text:style-name="T2">synchroni</text:span><text:span text:style-name="T3">z</text:span><text:span text:style-name="T2">ability</text:span> and <text:span text:style-name="T2">cosynchroni</text:span><text:span text:style-name="T3">z</text:span><text:span text:style-name="T2">ability</text:span>, which are related to equivalence classes in Outside theories of Avatar Extensions, <text:span text:style-name="T1">imposing weaker conditions than normalizability</text:span>.</text:p>
      <text:p text:style-name="P1"/>
      <text:p text:style-name="P1">In Avatar Extensions<text:span text:style-name="T9"><text:reference-ref text:reference-format="text" text:ref-name="avatar extensions">[1]</text:reference-ref></text:span>, specifically Avatar Schema Theory<text:span text:style-name="T9"><text:reference-ref text:reference-format="text" text:ref-name="avatar schema theory">[2]</text:reference-ref></text:span>, theories are categorised into two groups:</text:p>
      <text:p text:style-name="P1"/>
      <text:list xml:id="list8590754498854811591" text:style-name="L1">
        <text:list-item>
          <text:p text:style-name="P3">Inside: Models external objects as unknowns</text:p>
        </text:list-item>
        <text:list-item>
          <text:p text:style-name="P3">Outside: At least one symbol does not refer to <text:span text:style-name="T1">the</text:span> theory</text:p>
        </text:list-item>
      </text:list>
      <text:p text:style-name="P1"/>
      <text:p text:style-name="P5">Formal languages are Inside theories, or at least can be interpreted as Inside theories, while Outside theories are used to talk about meaning that goes beyond the mathematical languages developed.</text:p>
      <text:p text:style-name="P1"/>
      <text:p text:style-name="P1">The normalization property<text:span text:style-name="T9"><text:reference-ref text:reference-format="text" text:ref-name="normalization">[3]</text:reference-ref></text:span> is important for equivalence classes<text:span text:style-name="T9"><text:reference-ref text:reference-format="text" text:ref-name="equivalence class">[4]</text:reference-ref></text:span><text:span text:style-name="T1"> </text:span>in Inside theories. <text:span text:style-name="T11">Philosophically, Inside theories interpreted in Outside theories require </text:span><text:span text:style-name="T7">cosynchronizability</text:span><text:span text:style-name="T5"> to be normalizable. To develop the analogue of normalization property for Outside theories, I introduce two new functions:</text:span></text:p>
      <text:p text:style-name="P5"/>
      <text:p text:style-name="P5"><text:tab/>synchronize : T ⨯ Time → opt[T]</text:p>
      <text:p text:style-name="P5"><text:tab/><text:span text:style-name="T4">time : T → Time</text:span></text:p>
      <text:p text:style-name="P5"/>
      <text:p text:style-name="P7">The `Time` type is an associated type of `T`, which might be thought of as some kind of abstract reference frame that allows operations to be well-defined on objects of `T`.</text:p>
      <text:p text:style-name="P5"/>
      <text:p text:style-name="P5">From the `synchronize` function, I define a new <text:span text:style-name="T4">helper function:</text:span></text:p>
      <text:p text:style-name="P5"/>
      <text:p text:style-name="P5"><text:tab/>can_synchronize : T ⨯ Time → bool := \(x, t) = is_some(synchronize(x, t))</text:p>
      <text:p text:style-name="P5"/>
      <text:p text:style-name="P6">Synchronizability and cosynchronizability are defined as following:</text:p>
      <text:p text:style-name="P6"/>
      <text:p text:style-name="P6"><text:tab/>synchronizability(T) = ∃ a : T { ∀ b : T { can_synchronize(a, time(b)) } }</text:p>
      <text:p text:style-name="P6"><text:tab/>cosynchronizability(T) = ∃ a : T { ∀ b : T { can_synchronize(b, time(a)) } }</text:p>
      <text:p text:style-name="P8"/>
      <text:p text:style-name="P7">Equivalence <text:span text:style-name="T11">is</text:span> defined as <text:span text:style-name="T6">(with lifted reflexivity, symmetricity and transitivity</text:span><text:span text:style-name="T10"><text:reference-ref text:reference-format="text" text:ref-name="equivalence relation">[5]</text:reference-ref></text:span><text:span text:style-name="T6">)</text:span>:</text:p>
      <text:p text:style-name="P7"/>
      <text:p text:style-name="P7"><text:tab/>equiv : T <text:span text:style-name="T1">⨯</text:span> T → opt[<text:span text:style-name="T11">bool</text:span>] := \(a, b) = <text:tab/>synchronize(a, time(b)) = synchronize(b, time(b)) ∨</text:p>
      <text:p text:style-name="P7"><text:tab/><text:tab/><text:tab/><text:tab/><text:tab/><text:tab/><text:tab/>synchronize(a, time(a)) = synchronize(b, time(a))</text:p>
      <text:p text:style-name="P7"/>
      <text:p text:style-name="P7"><text:span text:style-name="T11">Here, o</text:span>perations are lifted into `opt[T]` since `none()` is used when some object is not well-defined.</text:p>
      <text:p text:style-name="P7"/>
      <text:p text:style-name="P7"><text:tab/>`=` : opt[T] <text:span text:style-name="T1">⨯ </text:span>opt[T] → opt[bool]<text:tab/><text:tab/><text:tab/>Equality</text:p>
      <text:p text:style-name="P7"><text:tab/>`∨` : opt[bool] <text:span text:style-name="T1">⨯ </text:span>opt[bool] → opt[bool]<text:tab/><text:tab/>Logical OR</text:p>
      <text:p text:style-name="P7"/>
      <text:h text:style-name="P12" text:outline-level="3">References:</text:h>
      <text:p text:style-name="P9"/>
      <text:p text:style-name="P10"><text:reference-mark-start text:name="avatar extensions"/>[1]<text:reference-mark-end text:name="avatar extensions"/><text:tab/>“Avatar Extensions”</text:p>
      <text:p text:style-name="P10"><text:tab/>AdvancedResearch – Summary page on Avatar Extensions</text:p>
      <text:p text:style-name="P10"><text:tab/><text:a xlink:type="simple" xlink:href="https://advancedresearch.github.io/avatar-extensions/summary.html" text:style-name="Internet_20_link" text:visited-style-name="Visited_20_Internet_20_Link"><text:span text:style-name="T8">https://advancedresearch.github.io/avatar-extensions/summary.html</text:span></text:a></text:p>
      <text:p text:style-name="P10"/>
      <text:p text:style-name="P10"><text:reference-mark-start text:name="avatar schema theory"/>[2]<text:reference-mark-end text:name="avatar schema theory"/><text:tab/>“Avatar Schema Theory”</text:p>
      <text:p text:style-name="P10"><text:tab/>AdvancedResearch – Summary page on Avatar Extensions</text:p>
      <text:p text:style-name="P10"><text:tab/><text:a xlink:type="simple" xlink:href="https://advancedresearch.github.io/avatar-extensions/summary.html#avatar-schema-theory" text:style-name="Internet_20_link" text:visited-style-name="Visited_20_Internet_20_Link"><text:span text:style-name="T8">https://advancedresearch.github.io/avatar-extensions/summary.html#avatar-schema-theory</text:span></text:a></text:p>
      <text:p text:style-name="P10"/>
      <text:p text:style-name="P11"><text:reference-mark-start text:name="normalization"/>[3]<text:reference-mark-end text:name="normalization"/><text:tab/>“Normalization property (abstract rewriting)”</text:p>
      <text:p text:style-name="P11"><text:tab/>Wikipedia</text:p>
      <text:p text:style-name="P11"><text:tab/><text:a xlink:type="simple" xlink:href="https://en.wikipedia.org/wiki/Normalization_property_(abstract_rewriting" text:style-name="Internet_20_link" text:visited-style-name="Visited_20_Internet_20_Link"><text:span text:style-name="T8">https://en.wikipedia.org/wiki/Normalization_property_(abstract_rewriting</text:span></text:a><text:span text:style-name="T8">)</text:span></text:p>
      <text:p text:style-name="P11"/>
      <text:p text:style-name="P11"><text:reference-mark-start text:name="equivalence class"/>[4]<text:reference-mark-end text:name="equivalence class"/><text:tab/>“Equivalence class”</text:p>
      <text:p text:style-name="P11"><text:tab/>Wikipedia</text:p>
      <text:p text:style-name="P11"><text:tab/><text:a xlink:type="simple" xlink:href="https://en.wikipedia.org/wiki/Equivalence_class" text:style-name="Internet_20_link" text:visited-style-name="Visited_20_Internet_20_Link"><text:span text:style-name="T8">https://en.wikipedia.org/wiki/Equivalence_class</text:span></text:a></text:p>
      <text:p text:style-name="P11"/>
      <text:p text:style-name="P11"><text:reference-mark-start text:name="equivalence relation"/>[5]<text:reference-mark-end text:name="equivalence relation"/><text:tab/>“Equivalence relation”</text:p>
      <text:p text:style-name="P11"><text:tab/>Wikipedia</text:p>
      <text:p text:style-name="P11"><text:tab/><text:a xlink:type="simple" xlink:href="https://en.wikipedia.org/wiki/Equivalence_relation" text:style-name="Internet_20_link" text:visited-style-name="Visited_20_Internet_20_Link"><text:span text:style-name="T8">https://en.wikipedia.org/wiki/Equivalence_relation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21:18:57.570887000</meta:creation-date>
    <dc:date>2021-03-11T22:22:07.439026000</dc:date>
    <meta:editing-duration>PT8M17S</meta:editing-duration>
    <meta:editing-cycles>1</meta:editing-cycles>
    <meta:document-statistic meta:table-count="0" meta:image-count="0" meta:object-count="0" meta:page-count="2" meta:paragraph-count="38" meta:word-count="341" meta:character-count="2600" meta:non-whitespace-character-count="2268"/>
    <meta:generator>LibreOffice/5.1.2.2$MacOSX_X86_64 LibreOffice_project/d3bf12ecb743fc0d20e0be0c58ca359301eb705f</meta:generator>
  </office:meta>
</office:document-meta>
</file>